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3000002C30A9B1F7318ED5E37.png" manifest:media-type="image/png"/>
  <manifest:file-entry manifest:full-path="Pictures/102871D6000095680000956121710EB27E1D6674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solid" draw:fill-color="#ffffff" draw:opacity="100%" draw:textarea-horizontal-align="left" draw:auto-grow-height="true" draw:auto-grow-width="true" fo:min-height="0.712cm" fo:min-width="17.23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100%"/>
      <style:text-properties fo:font-style="normal" style:font-style-asian="normal" style:font-style-complex="normal"/>
    </style:style>
    <style:style style:name="P3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1.504cm" svg:height="31.499cm" svg:x="0cm" svg:y="0cm">
          <draw:image xlink:href="Pictures/102871D6000095680000956121710EB27E1D6674.svg" xlink:type="simple" xlink:show="embed" xlink:actuate="onLoad">
            <text:p/>
          </draw:image>
          <draw:image xlink:href="Pictures/10000201000002C3000002C30A9B1F7318ED5E37.png" xlink:type="simple" xlink:show="embed" xlink:actuate="onLoad"/>
        </draw:frame>
        <draw:frame draw:style-name="gr2" draw:text-style-name="P2" draw:layer="layout" svg:width="17.732cm" svg:height="0.962cm" svg:x="0.508cm" svg:y="19.612cm">
          <draw:text-box>
            <text:p><text:span text:style-name="T1">Ciccarelli FD, et al., Science.; 2006 Mar 3. 311(5765): 1283-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6-04-11T10:05:19.636438590</meta:creation-date>
    <meta:generator>LibreOffice/5.1.2.2$Linux_X86_64 LibreOffice_project/10m0$Build-2</meta:generator>
    <dc:date>2016-04-11T14:43:42.988543723</dc:date>
    <dc:creator>P230198 </dc:creator>
    <meta:editing-duration>PT2H27S</meta:editing-duration>
    <meta:editing-cycles>43</meta:editing-cycles>
    <meta:document-statistic meta:object-count="25"/>
  </office:meta>
</office:document-meta>
</file>